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0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4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0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cm" svg:y="9.5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1" draw:layer="layout" svg:x1="17.266cm" svg:y1="13.297cm" svg:x2="13.766cm" svg:y2="13.797cm">
          <text:p/>
        </draw:line>
        <draw:frame draw:style-name="gr3" draw:text-style-name="P2" draw:layer="layout" svg:width="2.172cm" svg:height="1.916cm" svg:x="13.75cm" svg:y="10.834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</text:span></text:p>
          </draw:text-box>
        </draw:frame>
        <draw:frame draw:style-name="gr4" draw:text-style-name="P3" draw:layer="layout" svg:width="1.658cm" svg:height="1.361cm" svg:x="9.444cm" svg:y="18.139cm">
          <draw:text-box>
            <text:p><text:span text:style-name="T2">SW</text:span><text:span text:style-name="T2"><text:line-break/></text:span><text:span text:style-name="T2">CLK</text:span></text:p>
          </draw:text-box>
        </draw:frame>
        <draw:frame draw:style-name="gr5" draw:text-style-name="P3" draw:layer="layout" svg:width="1.933cm" svg:height="0.806cm" svg:x="1.297cm" svg:y="15.77cm">
          <draw:text-box>
            <text:p><text:span text:style-name="T2">ECHO</text:span></text:p>
          </draw:text-box>
        </draw:frame>
        <draw:frame draw:style-name="gr6" draw:text-style-name="P3" draw:layer="layout" svg:width="1.603cm" svg:height="0.806cm" svg:x="11.773cm" svg:y="18.326cm">
          <draw:text-box>
            <text:p><text:span text:style-name="T2">GND</text:span></text:p>
          </draw:text-box>
        </draw:frame>
        <draw:frame draw:style-name="gr6" draw:text-style-name="P3" draw:layer="layout" svg:width="1.603cm" svg:height="0.806cm" svg:x="12.75cm" svg:y="10.194cm">
          <draw:text-box>
            <text:p><text:span text:style-name="T2">GND</text:span></text:p>
          </draw:text-box>
        </draw:frame>
        <draw:frame draw:style-name="gr7" draw:text-style-name="P3" draw:layer="layout" svg:width="1.535cm" svg:height="1.361cm" svg:x="8.17cm" svg:y="18.127cm">
          <draw:text-box>
            <text:p><text:span text:style-name="T2">SW</text:span></text:p>
            <text:p><text:span text:style-name="T2">DIO</text:span></text:p>
          </draw:text-box>
        </draw:frame>
        <draw:frame draw:style-name="gr8" draw:text-style-name="P3" draw:layer="layout" svg:width="1.933cm" svg:height="1.916cm" svg:x="16.985cm" svg:y="12.334cm">
          <draw:text-box>
            <text:p><text:span text:style-name="T2">ECHO</text:span></text:p>
            <text:p><text:span text:style-name="T2"><text:s/></text:span><text:span text:style-name="T2">PA0</text:span><text:span text:style-name="T2"><text:line-break/></text:span><text:span text:style-name="T2">ADC</text:span></text:p>
          </draw:text-box>
        </draw:frame>
        <draw:frame draw:style-name="gr9" draw:text-style-name="P3" draw:layer="layout" svg:width="1.905cm" svg:height="0.806cm" svg:x="17.845cm" svg:y="17cm">
          <draw:text-box>
            <text:p><text:span text:style-name="T2">Boot0</text:span></text:p>
          </draw:text-box>
        </draw:frame>
        <draw:frame draw:style-name="gr6" draw:text-style-name="P3" draw:layer="layout" svg:width="1.603cm" svg:height="0.806cm" svg:x="2.219cm" svg:y="10.336cm">
          <draw:text-box>
            <text:p><text:span text:style-name="T2">GND</text:span></text:p>
          </draw:text-box>
        </draw:frame>
        <draw:line draw:style-name="gr2" draw:text-style-name="P1" draw:layer="layout" svg:x1="14cm" svg:y1="11.75cm" svg:x2="13cm" svg:y2="11.5cm">
          <text:p/>
        </draw:line>
        <draw:frame draw:style-name="gr10" draw:text-style-name="P3" draw:layer="layout" svg:width="2.428cm" svg:height="1.361cm" svg:x="2.758cm" svg:y="16.39cm">
          <draw:text-box>
            <text:p><text:span text:style-name="T2">OpAmp </text:span><text:span text:style-name="T2"><text:line-break/></text:span><text:span text:style-name="T2">I?/Q?</text:span></text:p>
          </draw:text-box>
        </draw:frame>
        <draw:frame draw:style-name="gr6" draw:text-style-name="P3" draw:layer="layout" svg:width="1.603cm" svg:height="0.806cm" svg:x="10.368cm" svg:y="10.179cm">
          <draw:text-box>
            <text:p><text:span text:style-name="T2">3V0</text:span></text:p>
          </draw:text-box>
        </draw:frame>
        <draw:frame draw:style-name="gr6" draw:text-style-name="P3" draw:layer="layout" svg:width="1.603cm" svg:height="0.806cm" svg:x="3.671cm" svg:y="10.345cm">
          <draw:text-box>
            <text:p><text:span text:style-name="T2">5V0</text:span></text:p>
          </draw:text-box>
        </draw:frame>
        <draw:frame draw:style-name="gr11" draw:text-style-name="P3" draw:layer="layout" svg:width="2.566cm" svg:height="1.011cm" draw:transform="rotate (1.5707963267949) translate (15.499cm 12.723cm)">
          <draw:text-box>
            <text:p><text:span text:style-name="T2">3V0 LDO</text:span></text:p>
          </draw:text-box>
        </draw:frame>
        <draw:line draw:style-name="gr2" draw:text-style-name="P1" draw:layer="layout" svg:x1="17.363cm" svg:y1="14.564cm" svg:x2="13.831cm" svg:y2="14.726cm">
          <text:p/>
        </draw:line>
        <draw:frame draw:style-name="gr9" draw:text-style-name="P3" draw:layer="layout" svg:width="1.905cm" svg:height="0.806cm" svg:x="17.215cm" svg:y="14.152cm">
          <draw:text-box>
            <text:p><text:span text:style-name="T2">NRST</text:span></text:p>
          </draw:text-box>
        </draw:frame>
        <draw:line draw:style-name="gr2" draw:text-style-name="P1" draw:layer="layout" svg:x1="11.407cm" svg:y1="18.242cm" svg:x2="9.912cm" svg:y2="17.823cm">
          <text:p/>
        </draw:line>
        <draw:frame draw:style-name="gr6" draw:text-style-name="P3" draw:layer="layout" svg:width="1.603cm" svg:height="0.806cm" svg:x="11.774cm" svg:y="18.326cm">
          <draw:text-box>
            <text:p><text:span text:style-name="T2">GND</text:span></text:p>
          </draw:text-box>
        </draw:frame>
        <draw:frame draw:style-name="gr6" draw:text-style-name="P3" draw:layer="layout" svg:width="1.685cm" svg:height="0.806cm" svg:x="11.201cm" svg:y="17.816cm">
          <draw:text-box>
            <text:p><text:span text:style-name="T2">SW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22T18:36:11.911152871</dc:date>
    <meta:editing-duration>PT11H2M9S</meta:editing-duration>
    <meta:editing-cycles>6</meta:editing-cycles>
    <meta:generator>LibreOffice/24.8.2.1$Linux_X86_64 LibreOffice_project/480$Build-1</meta:generator>
    <meta:document-statistic meta:object-count="21"/>
  </office:meta>
</office:document-meta>
</file>